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2.1438in"/>
    </style:style>
    <style:style style:name="Table1.C" style:family="table-column">
      <style:table-column-properties style:column-width="1.759in"/>
    </style:style>
    <style:style style:name="Table1.D" style:family="table-column">
      <style:table-column-properties style:column-width="1.720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able_20_Contents">
      <style:text-properties officeooo:paragraph-rsid="002c0127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able_20_Contents">
      <style:text-properties officeooo:paragraph-rsid="002e7af0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>
      <style:paragraph-properties fo:text-align="center" style:justify-single-word="false"/>
      <style:text-properties officeooo:paragraph-rsid="003040f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bddb2" style:font-size-asian="12pt" style:font-size-complex="12pt"/>
    </style:style>
    <style:style style:name="T8" style:family="text">
      <style:text-properties fo:font-size="12pt" officeooo:rsid="003040f8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>
      <style:text-properties officeooo:rsid="002c0127"/>
    </style:style>
    <style:style style:name="T13" style:family="text">
      <style:text-properties officeooo:rsid="002d3867"/>
    </style:style>
    <style:style style:name="T14" style:family="text">
      <style:text-properties officeooo:rsid="002151bf"/>
    </style:style>
    <style:style style:name="T15" style:family="text">
      <style:text-properties officeooo:rsid="0026bf88"/>
    </style:style>
    <style:style style:name="T16" style:family="text">
      <style:text-properties officeooo:rsid="002e7af0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11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7">8</text:span></text:span><text:span text:style-name="Strong_20_Emphasis"><text:span text:style-name="T6">.1 </text:span></text:span><text:span text:style-name="Strong_20_Emphasis"><text:span text:style-name="T8">S</text:span></text:span><text:span text:style-name="Strong_20_Emphasis"><text:span text:style-name="T6">cientific Journal Article Evaluation and Translation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ext:section text:style-name="Sect1" text:name="md-content-291155433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Abstract, </text:span><text:span text:style-name="Strong_20_Emphasis"><text:span text:style-name="T12">Intro, Summary</text:span></text:span></text:p>
                          <text:p text:style-name="P7"><text:span text:style-name="Strong_20_Emphasis"><text:span text:style-name="T13">(3</text:span></text:span><text:span text:style-name="Strong_20_Emphasis"><text:span text:style-name="T16">x ==&gt;</text:span></text:span></text:p>
                          <text:p text:style-name="P7"><text:span text:style-name="Strong_20_Emphasis"><text:span text:style-name="T16">1x for each </text:span></text:span><text:span text:style-name="Strong_20_Emphasis"><text:span text:style-name="T13">journal article)</text:span></text:span></text:p>
                        </table:table-cell>
                        <table:table-cell table:style-name="Table1.A1" office:value-type="string">
                          <text:p text:style-name="Table_20_Contents">Accurate, precise Spanish translation that captures all key scientific nuances and technical terminology with near-native fluency</text:p>
                          <text:p text:style-name="Table_20_Contents"/>
                          <text:p text:style-name="P5">Comprehensive summary demonstrating deep understanding of research context, methodology, and significance; uses precise scientific language</text:p>
                          <text:p text:style-name="P5"/>
                          <text:p text:style-name="P5">Sophisticated synthesis of research findings, implications, and potential future research directions; demonstrates critical analytical thinking</text:p>
                        </table:table-cell>
                        <table:table-cell table:style-name="Table1.A1" office:value-type="string">
                          <text:p text:style-name="Table_20_Contents">Mostly accurate translation with minor linguistic or technical imprecisions</text:p>
                          <text:p text:style-name="Table_20_Contents"/>
                          <text:p text:style-name="P5">Adequate summary covering main points with some depth but lacking comprehensive analysis</text:p>
                          <text:p text:style-name="P5"/>
                          <text:p text:style-name="P5">Solid summary of primary conclusions with moderate analytical depth</text:p>
                        </table:table-cell>
                        <table:table-cell table:style-name="Table1.A1" office:value-type="string">
                          <text:p text:style-name="Table_20_Contents">Incomplete or significantly flawed translation that misses critical scientific meanings</text:p>
                          <text:p text:style-name="Table_20_Contents"/>
                          <text:p text:style-name="P5">Superficial summary missing critical research context or key methodological insights</text:p>
                          <text:p text:style-name="P5"/>
                          <text:p text:style-name="P5">Minimal or fragmented summary lacking substantive scientific interpretat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Vocabulary</text:span></text:p>
                        </table:table-cell>
                        <table:table-cell table:style-name="Table1.A1" office:value-type="string">
                          <text:p text:style-name="Table_20_Contents">Demonstrates expert integration of all 40 specified technical terms with precise contextual application</text:p>
                        </table:table-cell>
                        <table:table-cell table:style-name="Table1.A1" office:value-type="string">
                          <text:p text:style-name="Table_20_Contents">Uses 25-35 technical terms accurately with some contextual understanding</text:p>
                        </table:table-cell>
                        <table:table-cell table:style-name="Table1.A1" office:value-type="string">
                          <text:p text:style-name="Table_20_Contents">Limited vocabulary usage (fewer than 24 terms) with minimal scientific precis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Writ</text:span><text:span text:style-name="Strong_20_Emphasis"><text:span text:style-name="T14">ing Quality </text:span></text:span><text:span text:style-name="Strong_20_Emphasis"><text:span text:style-name="T15">and </text:span></text:span><text:span text:style-name="Strong_20_Emphasis"><text:span text:style-name="T14">Presentation</text:span></text:span></text:p>
                        </table:table-cell>
                        <table:table-cell table:style-name="Table1.A1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1" office:value-type="string">
                          <text:p text:style-name="P6">Acceptable writing with some grammatical or structural issues</text:p>
                        </table:table-cell>
                        <table:table-cell table:style-name="Table1.A1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/></text:p>
                    <text:p text:style-name="Text_20_body"/>
                    <text:p text:style-name="Text_20_body"/>
                  </text:section>
                  <text:p text:style-name="Text_20_body"/>
                </text:section>
              </text:section>
            </text:section>
          </text:section>
          <text:p text:style-name="Standard"><text:soft-page-break/><text:span text:style-name="Strong_20_Emphasis">A</text:span><text:span text:style-name="Strong_20_Emphasis"><text:span text:style-name="T10">ssignment</text:span></text:span></text:p>
          <text:p text:style-name="Standard">HW_08.1<text:tab/>[Due: 03 Apr 2025]</text:p>
          <text:p text:style-name="Standard"/>
          <text:p text:style-name="Standard">Standard format EXCEPT for double-spaced text. </text:p>
          <text:p text:style-name="Standard">If possible, print your assignment double-sided or duplex.</text:p>
          <text:p text:style-name="Standard"/>
          <text:p text:style-name="Standard">--- Task 1</text:p>
          <text:p text:style-name="Standard">Read/Scan:</text:p>
          <text:p text:style-name="Standard"><text:tab/>a) NatureComms_Engineerig_AISpeeach.pdf</text:p>
          <text:p text:style-name="Standard"><text:tab/>b) Challenges_high-quality_battery_production.pdf</text:p>
          <text:p text:style-name="Standard"><text:tab/>c) Virtual-reality_plus_AI‐based_framework_for_advanced_digital_manufacturing_Mexico.pdf</text:p>
          <text:p text:style-name="Standard"/>
          <text:p text:style-name="Standard">All docs in Class Materials, ContentDocs_3P, Papers_English</text:p>
          <text:p text:style-name="Standard"/>
          <text:p text:style-name="Standard">--- Task 2</text:p>
          <text:p text:style-name="Standard">Translate and Evaluate:</text:p>
          <text:p text:style-name="Standard">For each report in Task 1 above,</text:p>
          <text:p text:style-name="Standard"><text:tab/>i) Translate the Abstract into Spanish</text:p>
          <text:p text:style-name="Standard"><text:tab/>ii) Summarize the Introduction in English</text:p>
          <text:p text:style-name="Standard"><text:tab/>iii) Summarize the Conclusions in English</text:p>
          <text:p text:style-name="Standard"/>
          <text:p text:style-name="Standard">--- Task 3</text:p>
          <text:p text:style-name="Standard">Vocab (40):</text:p>
          <text:p text:style-name="Standard"><text:tab/>accelerometer</text:p>
          <text:p text:style-name="Standard"><text:tab/>acoustic</text:p>
          <text:p text:style-name="Standard"><text:tab/>amplitude</text:p>
          <text:p text:style-name="Standard"><text:tab/>amyotrophic</text:p>
          <text:p text:style-name="Standard"><text:tab/>anneal</text:p>
          <text:p text:style-name="Standard"><text:tab/>articulate</text:p>
          <text:p text:style-name="Standard"><text:tab/>cardiac</text:p>
          <text:p text:style-name="Standard"><text:tab/>cardiovascular</text:p>
          <text:p text:style-name="Standard"><text:tab/>compatibility</text:p>
          <text:p text:style-name="Standard"><text:tab/>constrained</text:p>
          <text:p text:style-name="Standard"><text:tab/>cross-section</text:p>
          <text:p text:style-name="Standard"><text:tab/>decibel</text:p>
          <text:p text:style-name="Standard"><text:tab/>decoding</text:p>
          <text:p text:style-name="Standard"><text:tab/>deformation</text:p>
          <text:p text:style-name="Standard"><text:tab/>depict</text:p>
          <text:p text:style-name="Standard"><text:tab/>diagnostics</text:p>
          <text:p text:style-name="Standard"><text:tab/>dielectric</text:p>
          <text:p text:style-name="Standard"><text:tab/>dysphonia</text:p>
          <text:p text:style-name="Standard"><text:tab/>eigenvector</text:p>
          <text:p text:style-name="Standard"><text:tab/>electrode</text:p>
          <text:p text:style-name="Standard"><text:tab/>encapsulate</text:p>
          <text:p text:style-name="Standard"><text:tab/>epidermal</text:p>
          <text:p text:style-name="Standard"><text:tab/>Fourier transform</text:p>
          <text:p text:style-name="Standard"><text:tab/>impedance</text:p>
          <text:p text:style-name="Standard"><text:soft-page-break/><text:tab/>imperceptible</text:p>
          <text:p text:style-name="Standard"><text:tab/>larynx</text:p>
          <text:p text:style-name="Standard"><text:tab/>nanoengineering</text:p>
          <text:p text:style-name="Standard"><text:tab/>neonatal</text:p>
          <text:p text:style-name="Standard"><text:tab/>optoelectronic</text:p>
          <text:p text:style-name="Standard"><text:tab/>phonemes</text:p>
          <text:p text:style-name="Standard"><text:tab/>piezoelectric</text:p>
          <text:p text:style-name="Standard"><text:tab/>randomized</text:p>
          <text:p text:style-name="Standard"><text:tab/>self-powered</text:p>
          <text:p text:style-name="Standard"><text:tab/>spectroscopy</text:p>
          <text:p text:style-name="Standard"><text:tab/>transducer</text:p>
          <text:p text:style-name="Standard"><text:tab/>waveform</text:p>
          <text:p text:style-name="Standard"><text:tab/>zwitterion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2:28:30.067287160</dc:date>
    <meta:editing-duration>PT1H35M58S</meta:editing-duration>
    <meta:editing-cycles>44</meta:editing-cycles>
    <meta:generator>LibreOffice/7.3.7.2$Linux_X86_64 LibreOffice_project/30$Build-2</meta:generator>
    <meta:document-statistic meta:table-count="1" meta:image-count="1" meta:object-count="0" meta:page-count="3" meta:paragraph-count="87" meta:word-count="333" meta:character-count="2814" meta:non-whitespace-character-count="2512"/>
  </office:meta>
</office:document-meta>
</file>